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float" office:value="2490" table:style-name="ce1">
            <text:p>2490</text:p>
          </table:table-cell>
          <table:table-cell office:value-type="float" office:value="16383" table:style-name="ce1">
            <text:p>16383</text:p>
          </table:table-cell>
          <table:table-cell office:value-type="float" office:value="32" table:style-name="ce1">
            <text:p>32</text:p>
          </table:table-cell>
          <table:table-cell office:value-type="float" office:value="511.96875" table:formula="of:=[.C1]/[.D1]" table:style-name="ce1">
            <text:p>511.96875</text:p>
          </table:table-cell>
          <table:table-cell table:number-columns-repeated="16379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99326" table:style-name="ce1">
            <text:p>99326</text:p>
          </table:table-cell>
          <table:table-cell office:value-type="float" office:value="15982.339298342107" table:formula="of:=([.B2])/([.B2]+[.$B$1])*[.$C$1]" table:style-name="ce2">
            <text:p>15982</text:p>
          </table:table-cell>
          <table:table-cell office:value-type="float" office:value="499.44810307319085" table:formula="of:=[.C2]/[.$D$1]" table:style-name="ce2">
            <text:p>499</text:p>
          </table:table-cell>
          <table:table-cell office:value-type="float" office:value="-40" table:style-name="ce1">
            <text:p>-40</text:p>
          </table:table-cell>
          <table:table-cell table:style-name="ce1">
            <draw:frame draw:z-index="1" draw:id="id0" draw:style-name="a0" draw:name="Graphique 1" svg:x="0.82292in" svg:y="0.015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71332" table:style-name="ce1">
            <text:p>71332</text:p>
          </table:table-cell>
          <table:table-cell office:value-type="float" office:value="15830.404974126954" table:formula="of:=([.B3])/([.B3]+[.$B$1])*[.$C$1]" table:style-name="ce2">
            <text:p>15830</text:p>
          </table:table-cell>
          <table:table-cell office:value-type="float" office:value="494.7001554414673" table:formula="of:=[.C3]/[.$D$1]" table:style-name="ce2">
            <text:p>495</text:p>
          </table:table-cell>
          <table:table-cell office:value-type="float" office:value="-35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51791" table:style-name="ce1">
            <text:p>51791</text:p>
          </table:table-cell>
          <table:table-cell office:value-type="float" office:value="15631.472393655238" table:formula="of:=([.B4])/([.B4]+[.$B$1])*[.$C$1]" table:style-name="ce2">
            <text:p>15631</text:p>
          </table:table-cell>
          <table:table-cell office:value-type="float" office:value="488.48351230172619" table:formula="of:=[.C4]/[.$D$1]" table:style-name="ce2">
            <text:p>488</text:p>
          </table:table-cell>
          <table:table-cell office:value-type="float" office:value="-30" table:style-name="ce1">
            <text:p>-30</text:p>
          </table:table-cell>
          <table:table-cell table:number-columns-repeated="16379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37994" table:style-name="ce1">
            <text:p>37994</text:p>
          </table:table-cell>
          <table:table-cell office:value-type="float" office:value="15375.350805256398" table:formula="of:=([.B5])/([.B5]+[.$B$1])*[.$C$1]" table:style-name="ce2">
            <text:p>15375</text:p>
          </table:table-cell>
          <table:table-cell office:value-type="float" office:value="480.47971266426242" table:formula="of:=[.C5]/[.$D$1]" table:style-name="ce2">
            <text:p>480</text:p>
          </table:table-cell>
          <table:table-cell office:value-type="float" office:value="-25" table:style-name="ce1">
            <text:p>-25</text:p>
          </table:table-cell>
          <table:table-cell table:number-columns-repeated="16379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28146" table:style-name="ce1">
            <text:p>28146</text:p>
          </table:table-cell>
          <table:table-cell office:value-type="float" office:value="15051.440070505287" table:formula="of:=([.B6])/([.B6]+[.$B$1])*[.$C$1]" table:style-name="ce2">
            <text:p>15051</text:p>
          </table:table-cell>
          <table:table-cell office:value-type="float" office:value="470.35750220329021" table:formula="of:=[.C6]/[.$D$1]" table:style-name="ce2">
            <text:p>470</text:p>
          </table:table-cell>
          <table:table-cell office:value-type="float" office:value="-20" table:style-name="ce1">
            <text:p>-20</text:p>
          </table:table-cell>
          <table:table-cell table:number-columns-repeated="16379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21044" table:style-name="ce1">
            <text:p>21044</text:p>
          </table:table-cell>
          <table:table-cell office:value-type="float" office:value="14649.607036627856" table:formula="of:=([.B7])/([.B7]+[.$B$1])*[.$C$1]" table:style-name="ce2">
            <text:p>14650</text:p>
          </table:table-cell>
          <table:table-cell office:value-type="float" office:value="457.80021989462051" table:formula="of:=[.C7]/[.$D$1]" table:style-name="ce2">
            <text:p>458</text:p>
          </table:table-cell>
          <table:table-cell office:value-type="float" office:value="-15" table:style-name="ce1">
            <text:p>-15</text:p>
          </table:table-cell>
          <table:table-cell table:number-columns-repeated="16379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15873" table:style-name="ce1">
            <text:p>15873</text:p>
          </table:table-cell>
          <table:table-cell office:value-type="float" office:value="14161.485541578173" table:formula="of:=([.B8])/([.B8]+[.$B$1])*[.$C$1]" table:style-name="ce2">
            <text:p>14161</text:p>
          </table:table-cell>
          <table:table-cell office:value-type="float" office:value="442.54642317431791" table:formula="of:=[.C8]/[.$D$1]" table:style-name="ce2">
            <text:p>443</text:p>
          </table:table-cell>
          <table:table-cell office:value-type="float" office:value="-10" table:style-name="ce1">
            <text:p>-10</text:p>
          </table:table-cell>
          <table:table-cell table:number-columns-repeated="16379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12073" table:style-name="ce1">
            <text:p>12073</text:p>
          </table:table-cell>
          <table:table-cell office:value-type="float" office:value="13581.8141179702" table:formula="of:=([.B9])/([.B9]+[.$B$1])*[.$C$1]" table:style-name="ce2">
            <text:p>13582</text:p>
          </table:table-cell>
          <table:table-cell office:value-type="float" office:value="424.43169118656874" table:formula="of:=[.C9]/[.$D$1]" table:style-name="ce2">
            <text:p>424</text:p>
          </table:table-cell>
          <table:table-cell office:value-type="float" office:value="-5" table:style-name="ce1">
            <text:p>-5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256" table:style-name="ce1">
            <text:p>9256</text:p>
          </table:table-cell>
          <table:table-cell office:value-type="float" office:value="12910.016005448664" table:formula="of:=([.B10])/([.B10]+[.$B$1])*[.$C$1]" table:style-name="ce2">
            <text:p>12910</text:p>
          </table:table-cell>
          <table:table-cell office:value-type="float" office:value="403.43800017027075" table:formula="of:=[.C10]/[.$D$1]" table:style-name="ce2">
            <text:p>40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153" table:style-name="ce1">
            <text:p>7153</text:p>
          </table:table-cell>
          <table:table-cell office:value-type="float" office:value="12152.60800580732" table:formula="of:=([.B11])/([.B11]+[.$B$1])*[.$C$1]" table:style-name="ce2">
            <text:p>12153</text:p>
          </table:table-cell>
          <table:table-cell office:value-type="float" office:value="379.76900018147876" table:formula="of:=[.C11]/[.$D$1]" table:style-name="ce2">
            <text:p>38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572" table:style-name="ce1">
            <text:p>5572</text:p>
          </table:table-cell>
          <table:table-cell office:value-type="float" office:value="11323.006201935003" table:formula="of:=([.B12])/([.B12]+[.$B$1])*[.$C$1]" table:style-name="ce2">
            <text:p>11323</text:p>
          </table:table-cell>
          <table:table-cell office:value-type="float" office:value="353.84394381046883" table:formula="of:=[.C12]/[.$D$1]" table:style-name="ce2">
            <text:p>35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73" table:style-name="ce1">
            <text:p>4373</text:p>
          </table:table-cell>
          <table:table-cell office:value-type="float" office:value="10439.000291417748" table:formula="of:=([.B13])/([.B13]+[.$B$1])*[.$C$1]" table:style-name="ce2">
            <text:p>10439</text:p>
          </table:table-cell>
          <table:table-cell office:value-type="float" office:value="326.21875910680461" table:formula="of:=[.C13]/[.$D$1]" table:style-name="ce2">
            <text:p>32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57" table:style-name="ce1">
            <text:p>3457</text:p>
          </table:table-cell>
          <table:table-cell office:value-type="float" office:value="9523.4624180258943" table:formula="of:=([.B14])/([.B14]+[.$B$1])*[.$C$1]" table:style-name="ce2">
            <text:p>9523</text:p>
          </table:table-cell>
          <table:table-cell office:value-type="float" office:value="297.6082005633092" table:formula="of:=[.C14]/[.$D$1]" table:style-name="ce2">
            <text:p>29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52" table:style-name="ce1">
            <text:p>2752</text:p>
          </table:table-cell>
          <table:table-cell office:value-type="float" office:value="8600.9187333078971" table:formula="of:=([.B15])/([.B15]+[.$B$1])*[.$C$1]" table:style-name="ce2">
            <text:p>8601</text:p>
          </table:table-cell>
          <table:table-cell office:value-type="float" office:value="268.77871041587179" table:formula="of:=[.C15]/[.$D$1]" table:style-name="ce2">
            <text:p>26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05" table:style-name="ce1">
            <text:p>2205</text:p>
          </table:table-cell>
          <table:table-cell office:value-type="float" office:value="7694.2523961661345" table:formula="of:=([.B16])/([.B16]+[.$B$1])*[.$C$1]" table:style-name="ce2">
            <text:p>7694</text:p>
          </table:table-cell>
          <table:table-cell office:value-type="float" office:value="240.4453873801917" table:formula="of:=[.C16]/[.$D$1]" table:style-name="ce2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78" table:style-name="ce1">
            <text:p>1778</text:p>
          </table:table-cell>
          <table:table-cell office:value-type="float" office:value="6824.9704779756321" table:formula="of:=([.B17])/([.B17]+[.$B$1])*[.$C$1]" table:style-name="ce2">
            <text:p>6825</text:p>
          </table:table-cell>
          <table:table-cell office:value-type="float" office:value="213.2803274367385" table:formula="of:=[.C17]/[.$D$1]" table:style-name="ce2">
            <text:p>21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43" table:style-name="ce1">
            <text:p>1443</text:p>
          </table:table-cell>
          <table:table-cell office:value-type="float" office:value="6010.8489702517163" table:formula="of:=([.B18])/([.B18]+[.$B$1])*[.$C$1]" table:style-name="ce2">
            <text:p>6011</text:p>
          </table:table-cell>
          <table:table-cell office:value-type="float" office:value="187.83903032036613" table:formula="of:=[.C18]/[.$D$1]" table:style-name="ce2">
            <text:p>18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77" table:style-name="ce1">
            <text:p>1177</text:p>
          </table:table-cell>
          <table:table-cell office:value-type="float" office:value="5258.4649577311156" table:formula="of:=([.B19])/([.B19]+[.$B$1])*[.$C$1]" table:style-name="ce2">
            <text:p>5258</text:p>
          </table:table-cell>
          <table:table-cell office:value-type="float" office:value="164.32702992909736" table:formula="of:=[.C19]/[.$D$1]" table:style-name="ce2">
            <text:p>16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56" table:style-name="ce1">
            <text:p>956</text:p>
          </table:table-cell>
          <table:table-cell office:value-type="float" office:value="4545.0226349390596" table:formula="of:=([.B20])/([.B20]+[.$B$1])*[.$C$1]" table:style-name="ce2">
            <text:p>4545</text:p>
          </table:table-cell>
          <table:table-cell office:value-type="float" office:value="142.03195734184561" table:formula="of:=[.C20]/[.$D$1]" table:style-name="ce2">
            <text:p>14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96" table:style-name="ce1">
            <text:p>796</text:p>
          </table:table-cell>
          <table:table-cell office:value-type="float" office:value="3968.6147291539864" table:formula="of:=([.B21])/([.B21]+[.$B$1])*[.$C$1]" table:style-name="ce2">
            <text:p>3969</text:p>
          </table:table-cell>
          <table:table-cell office:value-type="float" office:value="124.01921028606208" table:formula="of:=[.C21]/[.$D$1]" table:style-name="ce2">
            <text:p>124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0" table:style-name="ce1">
            <text:p>660</text:p>
          </table:table-cell>
          <table:table-cell office:value-type="float" office:value="3432.6285714285714" table:formula="of:=([.B22])/([.B22]+[.$B$1])*[.$C$1]" table:style-name="ce2">
            <text:p>3433</text:p>
          </table:table-cell>
          <table:table-cell office:value-type="float" office:value="107.26964285714286" table:formula="of:=[.C22]/[.$D$1]" table:style-name="ce2">
            <text:p>107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51" table:style-name="ce1">
            <text:p>551</text:p>
          </table:table-cell>
          <table:table-cell office:value-type="float" office:value="2968.4422887208152" table:formula="of:=([.B23])/([.B23]+[.$B$1])*[.$C$1]" table:style-name="ce2">
            <text:p>2968</text:p>
          </table:table-cell>
          <table:table-cell office:value-type="float" office:value="92.763821522525475" table:formula="of:=[.C23]/[.$D$1]" table:style-name="ce2">
            <text:p>93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62" table:style-name="ce1">
            <text:p>462</text:p>
          </table:table-cell>
          <table:table-cell office:value-type="float" office:value="2564.0060975609754" table:formula="of:=([.B24])/([.B24]+[.$B$1])*[.$C$1]" table:style-name="ce2">
            <text:p>2564</text:p>
          </table:table-cell>
          <table:table-cell office:value-type="float" office:value="80.125190548780481" table:formula="of:=[.C24]/[.$D$1]" table:style-name="ce2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9" table:style-name="ce1">
            <text:p>389</text:p>
          </table:table-cell>
          <table:table-cell office:value-type="float" office:value="2213.6113233761725" table:formula="of:=([.B25])/([.B25]+[.$B$1])*[.$C$1]" table:style-name="ce2">
            <text:p>2214</text:p>
          </table:table-cell>
          <table:table-cell office:value-type="float" office:value="69.175353855505392" table:formula="of:=[.C25]/[.$D$1]" table:style-name="ce2">
            <text:p>69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29" table:style-name="ce1">
            <text:p>329</text:p>
          </table:table-cell>
          <table:table-cell office:value-type="float" office:value="1912.0280241220291" table:formula="of:=([.B26])/([.B26]+[.$B$1])*[.$C$1]" table:style-name="ce2">
            <text:p>1912</text:p>
          </table:table-cell>
          <table:table-cell office:value-type="float" office:value="59.750875753813411" table:formula="of:=[.C26]/[.$D$1]" table:style-name="ce2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79" table:style-name="ce1">
            <text:p>279</text:p>
          </table:table-cell>
          <table:table-cell office:value-type="float" office:value="1650.7248104008665" table:formula="of:=([.B27])/([.B27]+[.$B$1])*[.$C$1]" table:style-name="ce2">
            <text:p>1651</text:p>
          </table:table-cell>
          <table:table-cell office:value-type="float" office:value="51.58515032502708" table:formula="of:=[.C27]/[.$D$1]" table:style-name="ce2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8.1" table:style-name="ce1">
            <text:p>238.1</text:p>
          </table:table-cell>
          <table:table-cell office:value-type="float" office:value="1429.8567867746783" table:formula="of:=([.B28])/([.B28]+[.$B$1])*[.$C$1]" table:style-name="ce2">
            <text:p>1430</text:p>
          </table:table-cell>
          <table:table-cell office:value-type="float" office:value="44.683024586708697" table:formula="of:=[.C28]/[.$D$1]" table:style-name="ce2">
            <text:p>45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3.9" table:style-name="ce1">
            <text:p>203.9</text:p>
          </table:table-cell>
          <table:table-cell office:value-type="float" office:value="1240.0214187609042" table:formula="of:=([.B29])/([.B29]+[.$B$1])*[.$C$1]" table:style-name="ce2">
            <text:p>1240</text:p>
          </table:table-cell>
          <table:table-cell office:value-type="float" office:value="38.750669336278257" table:formula="of:=[.C29]/[.$D$1]" table:style-name="ce2">
            <text:p>39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75.3" table:style-name="ce1">
            <text:p>175.3</text:p>
          </table:table-cell>
          <table:table-cell office:value-type="float" office:value="1077.5296964694408" table:formula="of:=([.B30])/([.B30]+[.$B$1])*[.$C$1]" table:style-name="ce2">
            <text:p>1078</text:p>
          </table:table-cell>
          <table:table-cell office:value-type="float" office:value="33.672803014670023" table:formula="of:=[.C30]/[.$D$1]" table:style-name="ce2">
            <text:p>34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51.30000000000001" table:style-name="ce1">
            <text:p>151.3</text:p>
          </table:table-cell>
          <table:table-cell office:value-type="float" office:value="938.4575398478022" table:formula="of:=([.B31])/([.B31]+[.$B$1])*[.$C$1]" table:style-name="ce2">
            <text:p>938</text:p>
          </table:table-cell>
          <table:table-cell office:value-type="float" office:value="29.326798120243819" table:formula="of:=[.C31]/[.$D$1]" table:style-name="ce2">
            <text:p>29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1" table:style-name="ce1">
            <text:p>131</text:p>
          </table:table-cell>
          <table:table-cell office:value-type="float" office:value="818.83746661579551" table:formula="of:=([.B32])/([.B32]+[.$B$1])*[.$C$1]" table:style-name="ce2">
            <text:p>819</text:p>
          </table:table-cell>
          <table:table-cell office:value-type="float" office:value="25.58867083174361" table:formula="of:=[.C32]/[.$D$1]" table:style-name="ce2">
            <text:p>26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3.9" table:style-name="ce1">
            <text:p>113.9</text:p>
          </table:table-cell>
          <table:table-cell office:value-type="float" office:value="716.62648335189533" table:formula="of:=([.B33])/([.B33]+[.$B$1])*[.$C$1]" table:style-name="ce2">
            <text:p>717</text:p>
          </table:table-cell>
          <table:table-cell office:value-type="float" office:value="22.394577604746729" table:formula="of:=[.C33]/[.$D$1]" table:style-name="ce2">
            <text:p>22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99.4" table:style-name="ce1">
            <text:p>99.4</text:p>
          </table:table-cell>
          <table:table-cell office:value-type="float" office:value="628.89866378311581" table:formula="of:=([.B34])/([.B34]+[.$B$1])*[.$C$1]" table:style-name="ce2">
            <text:p>629</text:p>
          </table:table-cell>
          <table:table-cell office:value-type="float" office:value="19.653083243222369" table:formula="of:=[.C34]/[.$D$1]" table:style-name="ce2">
            <text:p>20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7" table:style-name="ce1">
            <text:p>87</text:p>
          </table:table-cell>
          <table:table-cell office:value-type="float" office:value="553.09313154831204" table:formula="of:=([.B35])/([.B35]+[.$B$1])*[.$C$1]" table:style-name="ce2">
            <text:p>553</text:p>
          </table:table-cell>
          <table:table-cell office:value-type="float" office:value="17.284160360884751" table:formula="of:=[.C35]/[.$D$1]" table:style-name="ce2">
            <text:p>17</text:p>
          </table:table-cell>
          <table:table-cell office:value-type="float" office:value="125" table:style-name="ce1">
            <text:p>125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487.71087905236914" table:formula="of:=([.B36])/([.B36]+[.$B$1])*[.$C$1]" table:style-name="ce2">
            <text:p>488</text:p>
          </table:table-cell>
          <table:table-cell office:value-type="float" office:value="15.240964970386536" table:formula="of:=[.C36]/[.$D$1]" table:style-name="ce2">
            <text:p>15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7.3" table:style-name="ce1">
            <text:p>67.3</text:p>
          </table:table-cell>
          <table:table-cell office:value-type="float" office:value="431.14843780549791" table:formula="of:=([.B37])/([.B37]+[.$B$1])*[.$C$1]" table:style-name="ce2">
            <text:p>431</text:p>
          </table:table-cell>
          <table:table-cell office:value-type="float" office:value="13.47338868142181" table:formula="of:=[.C37]/[.$D$1]" table:style-name="ce2">
            <text:p>13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9.4" table:style-name="ce1">
            <text:p>59.4</text:p>
          </table:table-cell>
          <table:table-cell office:value-type="float" office:value="381.71734525770768" table:formula="of:=([.B38])/([.B38]+[.$B$1])*[.$C$1]" table:style-name="ce2">
            <text:p>382</text:p>
          </table:table-cell>
          <table:table-cell office:value-type="float" office:value="11.928667039303365" table:formula="of:=[.C38]/[.$D$1]" table:style-name="ce2">
            <text:p>12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2.6" table:style-name="ce1">
            <text:p>52.6</text:p>
          </table:table-cell>
          <table:table-cell office:value-type="float" office:value="338.92307087233542" table:formula="of:=([.B39])/([.B39]+[.$B$1])*[.$C$1]" table:style-name="ce2">
            <text:p>339</text:p>
          </table:table-cell>
          <table:table-cell office:value-type="float" office:value="10.591345964760482" table:formula="of:=[.C39]/[.$D$1]" table:style-name="ce2">
            <text:p>11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6.7" table:style-name="ce1">
            <text:p>46.7</text:p>
          </table:table-cell>
          <table:table-cell office:value-type="float" office:value="301.60685142113772" table:formula="of:=([.B40])/([.B40]+[.$B$1])*[.$C$1]" table:style-name="ce2">
            <text:p>302</text:p>
          </table:table-cell>
          <table:table-cell office:value-type="float" office:value="9.4252141069105537" table:formula="of:=[.C40]/[.$D$1]" table:style-name="ce2">
            <text:p>9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runo Bousquet</meta:initial-creator>
    <dc:creator>Bruno Bousquet</dc:creator>
    <meta:creation-date>2025-09-16T21:31:31Z</meta:creation-date>
    <dc:date>2025-09-16T21:38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C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E$2:.$E$40" chart:class="chart:scatter" chart:attached-axis="primary-y" chart:style-name="G0S0">
            <chart:domain table:cell-range-address="Feuil1.$D$2:.$D$40"/>
            <chart:data-point chart:repeated="3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